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color="#000000"/>
    </style:style>
    <style:style style:name="P18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95/2022<text:bookmark-end text:name="Text14"/></text:p>
            <text:p text:style-name="Normální">KVOP-63022/2022<text:bookmark-end text:name="Text2"/></text:p>
            <text:p text:style-name="Normální"><text:bookmark-start text:name="Text6"/>15. 1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R. Ch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<text:s/>vyřízení žádosti o informace</text:h>
      <text:h text:style-name="Nadpis1" text:outline-level="1">podle zákona č. 106/1999 Sb., o svobodném přístupu k informacím</text:h>
      <text:p text:style-name="Základnítext">Vážený pane Ch.,</text:p>
      <text:p text:style-name="Základnítext">dne<text:s/><text:span text:style-name="T17">12. prosince 2022</text:span><text:s/>obdržela Kancelář veřejného ochránce práv Vaši žádost o informace. Žádáte o sdělení, zda veřejný ochránce práv disponuje informacemi o tom, že vězněné osoby v České republice jsou vystaveny mučení či jinému nelidskému a krutému zacházení (odkazujete na televizní reportáž, kde uvedené bylo způsobeno nezabezpečením dostatečné doby ke spánku ve slovenské věznici). Ptáte se,<text:s/>zda si na uvedené vězněné osoby stěžovaly a kolik bylo takovýchto podání s tím, že žádáte o zaslání vyřízení takovýchto podnětů.</text:p>
      <text:p text:style-name="Základnítext">V podstatě se dá konstatovat, že veřejný ochránce práv nemá aktuálně informace o tom, že by vězněné osoby v České republice byly podrobeny tzv. špatnému zacházení. Dokladem o tom je Souhrnná zpráva ze systematických návštěv vazebních věznic (2022), kterou zasílám v příloze. V právě končícím roce 2022 jsme nezaznamenali podnět od vězněných osob, který by se týkal nezabezpečení osmihodinové doby ke spánku.</text:p>
      <text:p text:style-name="Základnítext">S pozdravem</text:p>
      <text:p text:style-name="Základnítext"/>
      <text:p text:style-name="Základnítext"/>
      <text:p text:style-name="Základnítext"/>
      <text:p text:style-name="P18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>Příloha</text:p>
      <text:p text:style-name="Normální">Zpráva z návštěv vazebních věznic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5QMD*</text:span></text:p>
        <text:p text:style-name="P12"><text:span text:style-name="T13">KVOPX00D5QMD</text:span>KVOPX00D5QMD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1-24T11:09:00Z</meta:creation-date>
    <dc:date>2023-01-25T08:07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88" meta:character-count="1298" meta:row-count="9" meta:non-whitespace-character-count="1112"/>
  </office:meta>
</office:document-meta>
</file>